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officeooo:rsid="0006f1b8" officeooo:paragraph-rsid="0006f1b8"/>
    </style:style>
    <style:style style:name="P2" style:family="paragraph" style:parent-style-name="Standard">
      <style:text-properties style:font-name="FreeSerif" fo:font-size="24pt" fo:font-weight="bold" officeooo:rsid="0006f1b8" officeooo:paragraph-rsid="0006f1b8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FreeSerif" officeooo:rsid="0007c702" officeooo:paragraph-rsid="0007c702"/>
    </style:style>
    <style:style style:name="P4" style:family="paragraph" style:parent-style-name="Standard">
      <style:text-properties style:font-name="FreeSerif" officeooo:rsid="00096190" officeooo:paragraph-rsid="00096190"/>
    </style:style>
    <style:style style:name="P5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FreeSerif" officeooo:rsid="00096190" officeooo:paragraph-rsid="00096190"/>
    </style:style>
    <style:style style:name="P6" style:family="paragraph" style:parent-style-name="Standard">
      <style:text-properties style:font-name="FreeSerif" fo:font-weight="bold" officeooo:rsid="00096190" officeooo:paragraph-rsid="00096190" style:font-weight-asian="bold" style:font-weight-complex="bold"/>
    </style:style>
    <style:style style:name="P7" style:family="paragraph" style:parent-style-name="Standard">
      <style:text-properties style:font-name="FreeSerif" fo:font-weight="bold" officeooo:rsid="0010ce37" officeooo:paragraph-rsid="0010ce37" style:font-weight-asian="bold" style:font-weight-complex="bold"/>
    </style:style>
    <style:style style:name="P8" style:family="paragraph" style:parent-style-name="Standard">
      <style:text-properties style:font-name="FreeSerif" fo:font-weight="bold" officeooo:rsid="0011f8c3" officeooo:paragraph-rsid="0011f8c3" style:font-weight-asian="bold" style:font-weight-complex="bold"/>
    </style:style>
    <style:style style:name="P9" style:family="paragraph" style:parent-style-name="Standard">
      <style:text-properties style:font-name="FreeSerif" officeooo:rsid="000b91e1" officeooo:paragraph-rsid="000b91e1"/>
    </style:style>
    <style:style style:name="P10" style:family="paragraph" style:parent-style-name="Standard">
      <style:text-properties style:font-name="FreeSerif" officeooo:rsid="000c5c33" officeooo:paragraph-rsid="000c5c33"/>
    </style:style>
    <style:style style:name="P11" style:family="paragraph" style:parent-style-name="Standard">
      <style:text-properties style:font-name="FreeSerif" officeooo:rsid="000d9cad" officeooo:paragraph-rsid="000d9cad"/>
    </style:style>
    <style:style style:name="P1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d9cad" officeooo:paragraph-rsid="000d9cad"/>
    </style:style>
    <style:style style:name="P13" style:family="paragraph" style:parent-style-name="Standard">
      <style:text-properties style:font-name="FreeSerif" officeooo:rsid="000f81ec" officeooo:paragraph-rsid="000f81ec"/>
    </style:style>
    <style:style style:name="P1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officeooo:rsid="000f81ec" officeooo:paragraph-rsid="000f81ec"/>
    </style:style>
    <style:style style:name="P15" style:family="paragraph" style:parent-style-name="Standard">
      <style:text-properties style:font-name="FreeSerif" officeooo:rsid="0010ce37" officeooo:paragraph-rsid="0010ce37"/>
    </style:style>
    <style:style style:name="P16" style:family="paragraph" style:parent-style-name="Standard">
      <style:text-properties style:font-name="FreeSerif" officeooo:rsid="0011f8c3" officeooo:paragraph-rsid="0011f8c3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1f8c3" officeooo:paragraph-rsid="0011f8c3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1f8c3" officeooo:paragraph-rsid="0011f8c3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ize="10pt" fo:font-style="italic" officeooo:rsid="000b91e1" officeooo:paragraph-rsid="000b91e1" style:font-size-asian="10pt" style:font-style-asian="italic" style:font-size-complex="10pt" style:font-style-complex="italic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officeooo:paragraph-rsid="001b4e2f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3752in" fo:margin-right="0in" fo:text-indent="-0.1252in" style:auto-text-indent="false" style:page-number="auto" fo:background-color="transparent"/>
      <style:text-properties style:font-name="FreeSerif" officeooo:rsid="0010ce37" officeooo:paragraph-rsid="0010ce37"/>
    </style:style>
    <style:style style:name="P22" style:family="paragraph" style:parent-style-name="Standard" style:list-style-name="List_20_1">
      <loext:graphic-properties draw:fill="none"/>
      <style:paragraph-properties fo:margin-left="0.3752in" fo:margin-right="0in" fo:text-indent="-0.1252in" style:auto-text-indent="false" fo:background-color="transparent"/>
      <style:text-properties style:font-name="FreeSerif" officeooo:rsid="0010ce37" officeooo:paragraph-rsid="0010ce37"/>
    </style:style>
    <style:style style:name="P23" style:family="paragraph" style:parent-style-name="Standard">
      <style:text-properties style:font-name="FreeSerif" officeooo:rsid="00153e11" officeooo:paragraph-rsid="00153e11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53e11" officeooo:paragraph-rsid="00153e11"/>
    </style:style>
    <style:style style:name="P2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officeooo:rsid="00153e11" officeooo:paragraph-rsid="00153e11"/>
    </style:style>
    <style:style style:name="P26" style:family="paragraph" style:parent-style-name="Standard">
      <style:text-properties style:font-name="FreeSerif" fo:font-weight="bold" officeooo:rsid="00153e11" officeooo:paragraph-rsid="00153e11" style:font-weight-asian="bold" style:font-weight-complex="bold"/>
    </style:style>
    <style:style style:name="P27" style:family="paragraph" style:parent-style-name="Standard">
      <style:text-properties style:font-name="FreeSerif" fo:font-weight="bold" officeooo:rsid="00169834" officeooo:paragraph-rsid="00169834" style:font-weight-asian="bold" style:font-weight-complex="bold"/>
    </style:style>
    <style:style style:name="P28" style:family="paragraph" style:parent-style-name="Standard">
      <style:text-properties style:font-name="FreeSerif" officeooo:rsid="00169834" officeooo:paragraph-rsid="00169834"/>
    </style:style>
    <style:style style:name="P2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169834" officeooo:paragraph-rsid="00169834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officeooo:rsid="00169834" officeooo:paragraph-rsid="00169834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officeooo:rsid="001b4e2f" officeooo:paragraph-rsid="001b4e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officeooo:rsid="0010ce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2c4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62c4c"/>
    </style:style>
    <style:style style:name="T9" style:family="text">
      <style:text-properties officeooo:rsid="00195cbc"/>
    </style:style>
    <style:style style:name="T10" style:family="text">
      <style:text-properties style:font-name="FreeSerif" officeooo:rsid="001b4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blin Slayer TRPG</text:p>
      <text:p text:style-name="P1"/>
      <text:p text:style-name="P1"><text:span text:style-name="T1">Randomizer:</text:span> 2d6</text:p>
      <text:p text:style-name="P1"/>
      <text:p text:style-name="P3"><text:span text:style-name="T1">Round:</text:span> 30 seconds</text:p>
      <text:p text:style-name="P3"/>
      <text:p text:style-name="P6">Ability Score:</text:p>
      <text:p text:style-name="P5"><text:tab/><text:span text:style-name="T1">1</text:span><text:span text:style-name="T3">st</text:span><text:span text:style-name="T1">:</text:span> Strength, Psyche, Technique, Intelligence</text:p>
      <text:p text:style-name="P5"><text:tab/><text:span text:style-name="T1">2</text:span><text:span text:style-name="T3">nd</text:span><text:span text:style-name="T1">: </text:span>Focus, Endurance, Reflex</text:p>
      <text:p text:style-name="P4"/>
      <text:p text:style-name="P9"><text:span text:style-name="T1">Basic Score:</text:span> the sum of 1<text:span text:style-name="T2">st</text:span> and 2<text:span text:style-name="T2">nd</text:span> ability scores.</text:p>
      <text:p text:style-name="P19">Strength Focus, Strength Endurance, Strength Reflex, Psyche Focus, Psyche Endurance, Psyche Reflex, Technique Focus, Technique Endurance, Technique Reflex, Intelligence Focus, Intelligence Endurance, Intelligence Reflex</text:p>
      <text:p text:style-name="P9"/>
      <text:p text:style-name="P10"><text:span text:style-name="T1">Final Score:</text:span> 2d6 <text:span text:style-name="T9">+ Class Level </text:span>+ modifiers</text:p>
      <text:p text:style-name="P10"/>
      <text:p text:style-name="P12"><text:span text:style-name="T1">Target Score:</text:span> a number that needs to be met or beaten by the Final Score</text:p>
      <text:p text:style-name="P11"/>
      <text:p text:style-name="P14"><text:span text:style-name="T1">Effectiveness Score:</text:span> Some actions <text:span text:style-name="T4">(usually involving an attack or magic)</text:span> may require to calculate this score after a successful roll</text:p>
      <text:p text:style-name="P13"/>
      <text:p text:style-name="P7">Critical:</text:p>
      <text:list xml:id="list1803433214" text:style-name="List_20_1">
        <text:list-item>
          <text:p text:style-name="P21"><text:span text:style-name="T5">Natural 12:</text:span> crit success</text:p>
        </text:list-item>
        <text:list-item>
          <text:p text:style-name="P22"><text:span text:style-name="T5">Natural 2:</text:span> crit failure</text:p>
        </text:list-item>
      </text:list>
      <text:p text:style-name="P15"/>
      <text:p text:style-name="P8">Damage:</text:p>
      <text:p text:style-name="P17"><text:span text:style-name="T5">Calculated:</text:span> generated damage</text:p>
      <text:p text:style-name="P18"><text:span text:style-name="T5">Applied:</text:span> Calculated damage <text:span text:style-name="T7">minus</text:span> damage reducers</text:p>
      <text:p text:style-name="P16"/>
      <text:p text:style-name="P26">Fatigue:</text:p>
      <text:p text:style-name="P24"><text:span text:style-name="T6">Rank:</text:span><text:span text:style-name="T8"> 1 to 5</text:span></text:p>
      <text:p text:style-name="P25"><text:span text:style-name="T6">Rank 4:</text:span><text:span text:style-name="T8"> Unconscious</text:span></text:p>
      <text:p text:style-name="P25"><text:span text:style-name="T6">Rank 5:</text:span><text:span text:style-name="T8"> Dead</text:span></text:p>
      <text:p text:style-name="P23"/>
      <text:p text:style-name="P27">Class:</text:p>
      <text:p text:style-name="P29"><text:span text:style-name="T5">Fighter:</text:span> Fighter, Monk, Ranger, Scout</text:p>
      <text:p text:style-name="P30"><text:span text:style-name="T5">Spell-Caster:</text:span> Sorcerer, Priest, Dragon Priest, Shaman</text:p>
      <text:list xml:id="list130815733012504" text:continue-numbering="true" text:style-name="List_20_1">
        <text:list-item>
          <text:p text:style-name="P20"><text:span text:style-name="T10">Level from 1 to 10</text:span></text:p>
        </text:list-item>
      </text:list>
      <text:p text:style-name="P31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26:30.699829589</meta:creation-date>
    <dc:date>2023-11-27T13:08:13.672949809</dc:date>
    <meta:editing-duration>PT1H19M11S</meta:editing-duration>
    <meta:editing-cycles>20</meta:editing-cycles>
    <meta:generator>LibreOffice/7.4.7.2$Linux_X86_64 LibreOffice_project/40$Build-2</meta:generator>
    <meta:document-statistic meta:table-count="0" meta:image-count="0" meta:object-count="0" meta:page-count="1" meta:paragraph-count="25" meta:word-count="146" meta:character-count="964" meta:non-whitespace-character-count="844"/>
  </office:meta>
</office:document-meta>
</file>